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8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critical_temp</text:p>
          </table:table-cell>
        </table:table-row>
        <table:table-row table:style-name="ro1">
          <table:table-cell office:value-type="string" calcext:value-type="string">
            <text:p>CsBeAsO4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RbAsO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SbO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RbSbO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CsSbO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AgCrO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0.8 Li0.2 Sn0.76 O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CsMoZnO3 F3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3 Cd2 IrO6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r3 CdPtO6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r3 ZnPtO6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Ba5 Br2 Ru2 O9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Ba4 AgO2 AuO4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r5 AuO4 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RbSeO2 F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CsSeO2 F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TeO2 F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2 K4 Tl2 O6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3 Ni2 BiO6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3 Ca2 BiO6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CsCdBO3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2 CdSiO4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Rb2 CdSiO4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2 ZnSiO4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2 ZnSi2 O6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2 ZnGeO4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0.6 Na1.4 ZnGeO4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2 ZnGe2 O6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6 Ca3 Ge2 O6 3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Cs3 AlGe2 O7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4 BaGe3 O9 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16 Sr4 Ge3 O9 4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K3 TbGe3 O8 OH2 </text:p>
          </table:table-cell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1:13:38.301097457</meta:creation-date>
    <dc:date>2023-01-16T11:14:30.008812538</dc:date>
    <meta:editing-duration>PT52S</meta:editing-duration>
    <meta:editing-cycles>1</meta:editing-cycles>
    <meta:document-statistic meta:table-count="1" meta:cell-count="121" meta:object-count="0"/>
    <meta:generator>LibreOffice/7.3.7.2$Linux_X86_64 LibreOffice_project/30$Build-2</meta:generator>
  </office:meta>
</office:document-meta>
</file>